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 style:master-page-name="master_5f_left_20_page">
      <style:paragraph-properties style:page-number="auto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officeooo:rsid="00030f80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0.2<text:span text:style-name="T1">6</text:span>.<text:span text:style-name="T1">0</text:span></text:p>
      <text:p text:style-name="Standard">Date: <text:date style:data-style-name="N49" text:date-value="2026-02-04T15:28:24.769844468">2026-02-04</text:dat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fo:hyphenation-keep="auto" loext:hyphenation-keep-type="column" loext:hyphenation-keep-line="false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list-style-name="Numbering_20_1" style:class="chapter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hyphenation-keep="auto" loext:hyphenation-keep-type="column" loext:hyphenation-keep-line="false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chapter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chapter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fo:hyphenation-keep="auto" loext:hyphenation-keep-type="column" loext:hyphenation-keep-line="false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5f_ntt" style:display-name="Default_ntt" style:family="paragraph" style:parent-style-name="Standard" style:master-page-name="">
      <style:paragraph-properties fo:hyphenation-ladder-count="6" fo:hyphenation-keep="auto" loext:hyphenation-keep-type="column" loext:hyphenation-keep-line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chapter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fo:hyphenation-keep="auto" loext:hyphenation-keep-type="column" loext:hyphenation-keep-line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fo:hyphenation-keep="auto" loext:hyphenation-keep-type="column" loext:hyphenation-keep-line="false" style:page-number="auto"/>
      <style:text-properties fo:font-size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5-11-25T12:15:08</meta:creation-date>
    <meta:editing-duration>P0D</meta:editing-duration>
    <meta:editing-cycles>1</meta:editing-cycles>
    <meta:generator>LibreOffice/25.8.3.2$Linux_X86_64 LibreOffice_project/8ca8d55c161d602844f5428fa4b58097424e324e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9" meta:character-count="187" meta:non-whitespace-character-count="167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